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19f2" officeooo:paragraph-rsid="001e19f2"/>
    </style:style>
    <style:style style:name="P2" style:family="paragraph" style:parent-style-name="Standard">
      <style:text-properties officeooo:rsid="001f1e3b" officeooo:paragraph-rsid="001f1e3b"/>
    </style:style>
    <style:style style:name="P3" style:family="paragraph" style:parent-style-name="Standard">
      <style:text-properties officeooo:rsid="001fab46" officeooo:paragraph-rsid="001fab46"/>
    </style:style>
    <style:style style:name="P4" style:family="paragraph" style:parent-style-name="Standard">
      <style:text-properties officeooo:rsid="001fd62b" officeooo:paragraph-rsid="001fd62b"/>
    </style:style>
    <style:style style:name="P5" style:family="paragraph" style:parent-style-name="Standard">
      <style:text-properties officeooo:rsid="002238dc" officeooo:paragraph-rsid="002238dc"/>
    </style:style>
    <style:style style:name="P6" style:family="paragraph" style:parent-style-name="Standard">
      <style:text-properties officeooo:paragraph-rsid="002238dc"/>
    </style:style>
    <style:style style:name="P7" style:family="paragraph" style:parent-style-name="Standard">
      <style:text-properties officeooo:rsid="0022e347" officeooo:paragraph-rsid="0022e347"/>
    </style:style>
    <style:style style:name="P8" style:family="paragraph" style:parent-style-name="Standard">
      <style:text-properties officeooo:rsid="002495c4" officeooo:paragraph-rsid="002495c4"/>
    </style:style>
    <style:style style:name="P9" style:family="paragraph" style:parent-style-name="Standard">
      <style:text-properties officeooo:rsid="0029d99d" officeooo:paragraph-rsid="0029d99d"/>
    </style:style>
    <style:style style:name="T1" style:family="text">
      <style:text-properties officeooo:rsid="002238dc"/>
    </style:style>
    <style:style style:name="T2" style:family="text">
      <style:text-properties fo:font-variant="normal" fo:text-transform="none" fo:color="#0066cc" style:font-name="Helvetica" fo:font-size="9pt" fo:letter-spacing="normal" fo:font-style="normal" fo:font-weight="normal" officeooo:rsid="002238dc"/>
    </style:style>
    <style:style style:name="T3" style:family="text">
      <style:text-properties officeooo:rsid="0022e347"/>
    </style:style>
    <style:style style:name="T4" style:family="text">
      <style:text-properties officeooo:rsid="00260fa3"/>
    </style:style>
    <style:style style:name="T5" style:family="text">
      <style:text-properties officeooo:rsid="002b79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7Dh(&lt;.nbkvf;&amp;}R&lt;O7X,3f</text:p>
      <text:p text:style-name="Standard"/>
      <text:p text:style-name="P2">Windows</text:p>
      <text:p text:style-name="P1">defender</text:p>
      <text:p text:style-name="P1"><text:a xlink:type="simple" xlink:href="mailto:1qaz2wsx!QAZ@WSX" text:style-name="Internet_20_link" text:visited-style-name="Visited_20_Internet_20_Link">1qaz2wsx!QAZ@WSX</text:a></text:p>
      <text:p text:style-name="P1"/>
      <text:p text:style-name="P2">Kali 10.50.39.232</text:p>
      <text:p text:style-name="P2">defender</text:p>
      <text:p text:style-name="P2">password123</text:p>
      <text:p text:style-name="P2"/>
      <text:p text:style-name="P3">Security Onion: 172.64.0.100</text:p>
      <text:p text:style-name="P3"><text:a xlink:type="simple" xlink:href="mailto:defender@505cav.bde" text:style-name="Internet_20_link" text:visited-style-name="Visited_20_Internet_20_Link">defender@505cav.bde</text:a></text:p>
      <text:p text:style-name="P3"><text:a xlink:type="simple" xlink:href="mailto:1qaz2wsx!QAZ@WSX" text:style-name="Internet_20_link" text:visited-style-name="Visited_20_Internet_20_Link">1qaz2wsx!QAZ@WSX</text:a></text:p>
      <text:p text:style-name="P4"/>
      <text:p text:style-name="P5">172.32.0.2</text:p>
      <text:p text:style-name="P6"><text:span text:style-name="T1">Additional open ports: </text:span><text:span text:style-name="T2">5985, 5986, 47001, 49664, 49665, 49666, 49667, 49667, 49668, 49670, 49697, 57214, 57225</text:span></text:p>
      <text:p text:style-name="Standard"><text:line-break/><text:span text:style-name="T3">173.32.0.3</text:span></text:p>
      <text:p text:style-name="P7">Additional open ports: 5985, 5986, 47001, 49664, 49665, 49666, 49667, 49668, 49669, 49670, 49671, 49677</text:p>
      <text:p text:style-name="P7"/>
      <text:p text:style-name="P8">173.32.0.19</text:p>
      <text:p text:style-name="P8">Additional port: 4200 **ShellInABox**</text:p>
      <text:p text:style-name="P8"/>
      <text:p text:style-name="P8">172.32.071</text:p>
      <text:p text:style-name="P8">Additional por<text:span text:style-name="T4">t</text:span>s: 5985, 5986, 47001, 49664, 49665, 49666, 49667, 49668, 49669, 49670, 49671, 49677</text:p>
      <text:p text:style-name="P8"/>
      <text:p text:style-name="P9">ROE</text:p>
      <text:p text:style-name="P9">- <text:span text:style-name="T5">if you find something bad – take note of it, put it in a report, give it to your ME lead</text:span></text:p>
      <text:p text:style-name="P9">- <text:span text:style-name="T5">if you aren’t certain, get with someone familiar with hunting</text:span></text:p>
      <text:p text:style-name="P9">- <text:span text:style-name="T5">Windows uses lots of ports and can look malicious; these provide</text:span></text:p>
      <text:p text:style-name="P9">- <text:span text:style-name="T5">allowed to kill processes, download files (password is ‘dangerous’) – this might give red access to your workstation</text:span></text:p>
      <text:p text:style-name="P9">- <text:span text:style-name="T5">don’t make big firewall changes without network owner approval</text:span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0T09:04:36.494532326</meta:creation-date>
    <dc:date>2024-07-18T14:44:54.651086409</dc:date>
    <meta:editing-duration>P2DT6H1M4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39" meta:character-count="946" meta:non-whitespace-character-count="828"/>
  </office:meta>
</office:document-meta>
</file>